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standard">
      <style:graphic-properties draw:stroke="none" svg:stroke-color="#999999" draw:fill="none" draw:fill-color="#ffffff" draw:textarea-horizontal-align="left" draw:auto-grow-height="true" draw:auto-grow-width="false" fo:min-height="5.735cm" fo:min-width="0cm"/>
    </style:style>
    <style:style style:name="gr2" style:family="graphic" style:parent-style-name="standard">
      <style:graphic-properties draw:stroke="none" svg:stroke-color="#b2b2b2" draw:fill="none" draw:fill-color="#ffffff" draw:textarea-horizontal-align="left" draw:auto-grow-height="true" draw:auto-grow-width="false" fo:min-height="134.433cm" fo:min-width="0cm"/>
    </style:style>
    <style:style style:name="gr3" style:family="graphic" style:parent-style-name="standard">
      <style:graphic-properties draw:stroke="none" svg:stroke-color="#999999" draw:fill="none" draw:fill-color="#ffffff" draw:textarea-horizontal-align="left" draw:auto-grow-height="true" draw:auto-grow-width="true" fo:min-height="5.35cm" fo:min-width="34.463cm"/>
    </style:style>
    <style:style style:name="P1" style:family="paragraph">
      <loext:graphic-properties draw:fill="none" draw:fill-color="#ffffff"/>
      <style:text-properties fo:color="#999999" style:font-name="Arial" fo:font-size="16pt" style:font-size-asian="16pt" style:font-name-complex="Arial" style:font-size-complex="16pt"/>
    </style:style>
    <style:style style:name="P2" style:family="paragraph">
      <style:paragraph-properties fo:margin-top="0cm" fo:margin-bottom="2cm" style:writing-mode="lr-tb"/>
    </style:style>
    <style:style style:name="P3" style:family="paragraph">
      <style:paragraph-properties fo:margin-top="0cm" fo:margin-bottom="2cm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fo:margin-top="0cm" fo:margin-bottom="2cm" style:writing-mode="lr-tb"/>
      <style:text-properties fo:color="#808080" style:font-name="Arial" fo:font-size="14pt" style:font-size-asian="14pt" style:font-size-complex="14pt"/>
    </style:style>
    <style:style style:name="P5" style:family="paragraph">
      <loext:graphic-properties draw:fill="none" draw:fill-color="#ffffff"/>
      <style:text-properties fo:color="#999999" style:font-name="Arial"/>
    </style:style>
    <style:style style:name="T1" style:family="text">
      <style:text-properties fo:color="#999999" style:font-name="Arial" fo:font-size="96pt" style:font-size-asian="96pt" style:font-name-complex="Arial" style:font-size-complex="96pt"/>
    </style:style>
    <style:style style:name="T2" style:family="text">
      <style:text-properties fo:color="#808080" style:font-name="Arial" fo:font-size="292.700012207031pt" fo:font-weight="normal" style:font-size-asian="292.700012207031pt" style:font-weight-asian="normal" style:font-size-complex="292.700012207031pt" style:font-weight-complex="normal"/>
    </style:style>
    <style:style style:name="T3" style:family="text">
      <style:text-properties fo:color="#808080" style:font-name="Arial" fo:font-size="14pt" style:font-size-asian="14pt" style:font-size-complex="14pt"/>
    </style:style>
    <style:style style:name="T4" style:family="text">
      <style:text-properties fo:color="#808080" style:font-name="Arial" fo:font-size="151.699996948242pt" style:font-size-asian="151.699996948242pt" style:font-size-complex="151.699996948242pt"/>
    </style:style>
    <style:style style:name="T5" style:family="text">
      <style:text-properties fo:color="#808080" style:font-name="Arial" fo:font-size="183.5pt" fo:font-weight="normal" style:font-size-asian="183.5pt" style:font-weight-asian="normal" style:font-size-complex="183.5pt" style:font-weight-complex="normal"/>
    </style:style>
    <style:style style:name="T6" style:family="text">
      <style:text-properties fo:color="#999999" style:font-name="Arial" fo:font-size="95pt" style:font-size-asian="95pt" style:font-size-complex="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1cm" text:min-label-width="3cm"/>
        <style:text-properties fo:font-family="StarSymbol" fo:color="#999999" fo:font-size="45%"/>
      </text:list-level-style-bullet>
      <text:list-level-style-bullet text:level="2" text:bullet-char="●">
        <style:list-level-properties text:space-before="2cm" text:min-label-width="3cm"/>
        <style:text-properties fo:font-family="StarSymbol" fo:color="#999999" fo:font-size="45%"/>
      </text:list-level-style-bullet>
      <text:list-level-style-bullet text:level="3" text:bullet-char="●">
        <style:list-level-properties text:space-before="3cm" text:min-label-width="3cm"/>
        <style:text-properties fo:font-family="StarSymbol" fo:color="#999999" fo:font-size="45%"/>
      </text:list-level-style-bullet>
      <text:list-level-style-bullet text:level="4" text:bullet-char="●">
        <style:list-level-properties text:space-before="4cm" text:min-label-width="3cm"/>
        <style:text-properties fo:font-family="StarSymbol" fo:color="#999999" fo:font-size="45%"/>
      </text:list-level-style-bullet>
      <text:list-level-style-bullet text:level="5" text:bullet-char="●">
        <style:list-level-properties text:space-before="5cm" text:min-label-width="3cm"/>
        <style:text-properties fo:font-family="StarSymbol" fo:color="#999999" fo:font-size="45%"/>
      </text:list-level-style-bullet>
      <text:list-level-style-bullet text:level="6" text:bullet-char="●">
        <style:list-level-properties text:space-before="6cm" text:min-label-width="3cm"/>
        <style:text-properties fo:font-family="StarSymbol" fo:color="#999999" fo:font-size="45%"/>
      </text:list-level-style-bullet>
      <text:list-level-style-bullet text:level="7" text:bullet-char="●">
        <style:list-level-properties text:space-before="7cm" text:min-label-width="3cm"/>
        <style:text-properties fo:font-family="StarSymbol" fo:color="#999999" fo:font-size="45%"/>
      </text:list-level-style-bullet>
      <text:list-level-style-bullet text:level="8" text:bullet-char="●">
        <style:list-level-properties text:space-before="8cm" text:min-label-width="3cm"/>
        <style:text-properties fo:font-family="StarSymbol" fo:color="#999999" fo:font-size="45%"/>
      </text:list-level-style-bullet>
      <text:list-level-style-bullet text:level="9" text:bullet-char="●">
        <style:list-level-properties text:space-before="9cm" text:min-label-width="3cm"/>
        <style:text-properties fo:font-family="StarSymbol" fo:color="#999999" fo:font-size="45%"/>
      </text:list-level-style-bullet>
      <text:list-level-style-bullet text:level="10" text:bullet-char="●">
        <style:list-level-properties text:space-before="10cm" text:min-label-width="3cm"/>
        <style:text-properties fo:font-family="StarSymbol" fo:color="#999999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225cm" svg:height="5.985cm" svg:x="266.775cm" svg:y="8.2cm">
          <draw:text-box>
            <text:p><text:span text:style-name="T1">בס“ד</text:span></text:p>
          </draw:text-box>
        </draw:frame>
        <draw:frame draw:style-name="gr2" draw:text-style-name="P4" draw:layer="layout" svg:width="253.6cm" svg:height="134.683cm" svg:x="10.4cm" svg:y="14.517cm">
          <draw:text-box>
            <text:p text:style-name="P2"><text:span text:style-name="T2">Hinweise zum Gastmodus</text:span></text:p>
            <text:p text:style-name="P2"><text:span text:style-name="T3"/></text:p>
            <text:p text:style-name="P3"><text:span text:style-name="T4">Der Gastmodus stellt für jeden Benutzer eine neue Arbeitsumgebung bereit. Nach dem Ausloggen oder Neustart des Computers sind daher alle Einstellungen und gespeicherten Inhalte gelöscht.</text:span></text:p>
            <text:p text:style-name="P3"><text:span text:style-name="T4">Eigene Dokumente und Arbeitsergebnisse müssen daher extern gespeichert werden, z.B. auf einem USB Stick oder im Internet. Datenträger können mit dem "Laufwerke" Programm formatiert werden.</text:span></text:p>
            <text:p text:style-name="P3"/>
            <text:p text:style-name="P3"><text:span text:style-name="T5">Nützliche Tastaturbefehle:</text:span></text:p>
            <text:list text:style-name="L2">
              <text:list-item>
                <text:p text:style-name="P3"><text:span text:style-name="T4">Linke Alt-Shift zum Umschalten zwischen deutscher und hebräischer Tastatur</text:span></text:p>
              </text:list-item>
              <text:list-item>
                <text:p text:style-name="P3"><text:span text:style-name="T4">Die Windowstaste ruft das Programmmenü auf.</text:span></text:p>
              </text:list-item>
              <text:list-item>
                <text:p text:style-name="P3"><text:span text:style-name="T4">Windowstaste halten zeigt die Übersicht der Tastaturbefehle. Es werden zudem Nummern in den Programmen der Startleiste gezeigt. Windows+Nummer dient zum Schnellstart und Umschalten.</text:span></text:p>
              </text:list-item>
              <text:list-item>
                <text:p text:style-name="P3"><text:span text:style-name="T4">Alt-TAB schaltet zwischen offenen Programmen um.</text:span></text:p>
              </text:list-item>
              <text:list-item>
                <text:p text:style-name="P3"><text:span text:style-name="T4">Windows-W zeigt alle offenen Programme an.</text:span></text:p>
              </text:list-item>
              <text:list-item>
                <text:p text:style-name="P3"><text:span text:style-name="T4">Ctrl-Windows-Alt-M maximiert das Fenster des aktuellen Programms.</text:span></text:p>
              </text:list-item>
              <text:list-item>
                <text:p text:style-name="P3"><text:span text:style-name="T4">Ctrl-Windows-Links und Ctrl-Windows-Rechts maximieren das aktuelle Programm auf den halben linken oder rechten Bildschirm.</text:span></text:p>
              </text:list-item>
            </text:list>
          </draw:text-box>
        </draw:frame>
        <draw:frame draw:style-name="gr3" draw:text-style-name="P5" draw:layer="layout" svg:width="34.963cm" svg:height="5.6cm" svg:x="244.7cm" svg:y="151.6cm">
          <draw:text-box>
            <text:p><text:span text:style-name="T6">Viel Spaß und Erfol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chlieli CLM" svg:font-family="'Nachlieli CLM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0cm" fo:page-height="160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0T16:27:33.368800255</meta:creation-date>
    <dc:date>2015-12-20T17:34:18.832466282</dc:date>
    <meta:editing-duration>PT19M42S</meta:editing-duration>
    <meta:editing-cycles>6</meta:editing-cycles>
    <meta:generator>LibreOffice/4.4.6.3$Linux_X86_64 LibreOffice_project/40m0$Build-3</meta:generator>
    <meta:document-statistic meta:object-count="3"/>
  </office:meta>
</office:document-meta>
</file>